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42.8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89.66pt"/>
    </style:style>
    <style:style style:name="co4" style:family="table-column">
      <style:table-column-properties fo:break-before="auto" style:column-width="85.69pt"/>
    </style:style>
    <style:style style:name="co5" style:family="table-column">
      <style:table-column-properties fo:break-before="auto" style:column-width="108.74pt"/>
    </style:style>
    <style:style style:name="co6" style:family="table-column">
      <style:table-column-properties fo:break-before="auto" style:column-width="31.69pt"/>
    </style:style>
    <style:style style:name="co7" style:family="table-column">
      <style:table-column-properties fo:break-before="auto" style:column-width="61.91pt"/>
    </style:style>
    <style:style style:name="co8" style:family="table-column">
      <style:table-column-properties fo:break-before="auto" style:column-width="48.39pt"/>
    </style:style>
    <style:style style:name="co9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elected_5f_repositories_5f_sample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lected_repositories_samp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8" table:default-cell-style-name="Default"/>
        <table:table-column table:style-name="co9" table:number-columns-repeated="999" table:default-cell-style-name="Default"/>
        <table:table-row table:style-name="ro1">
          <table:table-cell table:style-name="ce1" office:value-type="string" calcext:value-type="string">
            <text:p>Projeto</text:p>
          </table:table-cell>
          <table:table-cell table:style-name="ce1" office:value-type="string" calcext:value-type="string">
            <text:p>Classe Pessoa?</text:p>
          </table:table-cell>
          <table:table-cell table:style-name="ce1" office:value-type="string" calcext:value-type="string">
            <text:p>Nome da Classe</text:p>
          </table:table-cell>
          <table:table-cell table:style-name="ce1" office:value-type="string" calcext:value-type="string">
            <text:p>Tem Ordenação?</text:p>
          </table:table-cell>
          <table:table-cell table:style-name="ce1" office:value-type="string" calcext:value-type="string">
            <text:p>Classe Local</text:p>
          </table:table-cell>
          <table:table-cell table:style-name="ce1" office:value-type="string" calcext:value-type="string">
            <text:p>Linha</text:p>
          </table:table-cell>
          <table:table-cell table:style-name="ce1" office:value-type="string" calcext:value-type="string">
            <text:p>Observação</text:p>
          </table:table-cell>
          <table:table-cell table:style-name="ce4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yammer_android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"/>
          <table:table-cell table:style-name="ce2" office:value-type="string" calcext:value-type="string">
            <text:p>O projeto foi importado para o diretório src não trazendo o diretório pai, aparentemente foi só esse</text:p>
          </table:table-cell>
          <table:table-cell table:style-name="ce4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Powerbot-Web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aven-build-util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RoboCup-Soccer-Team-2011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aws-mave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wedabecha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log4j-jboss-logmanag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inecraft_mod_thx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beam-meris-case2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onflic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prayertime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LiftSim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vox-mail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tac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vox-mail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Mailbox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cucumber-reporting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om.juick.xmpp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tynamo-archetyp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usestudio-lib-java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racerTC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iCraftEvo-Launch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avaChes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gwt-hack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lientDto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gwt-hack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EmploeeDto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DominionAI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DominionAI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HumanPlay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Fellesprosjekt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Api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Ordenação via sql 'order by'</text:p>
          </table:table-cell>
          <table:table-cell table:style-name="ce4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prognosticato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LEGO-MINDSTORMS-MINDdroid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Cbb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spring-social-github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GitHubUs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spring-social-github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GitHubUserProfil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jibenakka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KTLC-Manager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Application</text:p>
          </table:table-cell>
          <table:table-cell table:style-name="ce2" office:value-type="float" office:value="156" calcext:value-type="float">
            <text:p>156</text:p>
          </table:table-cell>
          <table:table-cell table:style-name="ce2"/>
          <table:table-cell table:style-name="ce4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KTLC-Manager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Application</text:p>
          </table:table-cell>
          <table:table-cell table:style-name="ce2" office:value-type="string" calcext:value-type="string">
            <text:p>109, 164, 237</text:p>
          </table:table-cell>
          <table:table-cell table:style-name="ce2" office:value-type="string" calcext:value-type="string">
            <text:p>Ordenação via sql 'order by'</text:p>
          </table:table-cell>
          <table:table-cell table:style-name="ce4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KTLC-Manager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KTLCEditions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Ordenação via sql 'order by'</text:p>
          </table:table-cell>
          <table:table-cell table:style-name="ce4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KTLC-Manager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StatisticsComparator</text:p>
          </table:table-cell>
          <table:table-cell table:style-name="ce2" office:value-type="string" calcext:value-type="string">
            <text:p>93, 111, 215, 231</text:p>
          </table:table-cell>
          <table:table-cell table:style-name="ce2" office:value-type="string" calcext:value-type="string">
            <text:p>Ordenação via sql 'order by'</text:p>
          </table:table-cell>
          <table:table-cell table:style-name="ce4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KTLC-Manager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StatisticsGenerator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Ordenação via sql 'order by'</text:p>
          </table:table-cell>
          <table:table-cell table:style-name="ce4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ahoeLAFS-android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arabou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raftCommon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ealCraf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email-address-verification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EmailRequest 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email-address-verification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EmailRequestForm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elasticsearch-suggest-plugi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i18n_1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iMis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ava-superfeed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evrythng-java-wrapp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Bris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bigger-test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alc-webservice-usf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TankGam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BlackBerry-Send-to-Instapap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GraphLang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ivy-plugi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elasticsearch-analysis-mmseg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inecraftForge-Modding-Tutorial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DMRDecod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son-collectio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NSTool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https-util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helloworld_play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helloworld_play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rofil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archtoy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NauChat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heckLoginDisplayImpl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aksunai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ServerDetail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HiCGraph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WM-for-Android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ava-7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packages_apps_FileManag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WORemoteSiteConfig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Provenance-Servic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reverse-proxy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heque-recogniz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ms-backup-plu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kampr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Activity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kampr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Schematro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Forex-Utilitie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tagi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eetMe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Event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EventListAction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Ordenação via sql 'order by'</text:p>
          </table:table-cell>
          <table:table-cell table:style-name="ce4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MeetMe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erson</text:p>
          </table:table-cell>
          <table:table-cell table:style-name="ce2" office:value-type="string" calcext:value-type="string">
            <text:p>Não</text:p>
          </table:table-cell>
          <table:table-cell table:style-name="ce2" table:number-columns-repeated="3"/>
          <table:table-cell table:style-name="ce4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Tuck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Ryz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ams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imeUtil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pring-Mini-Profil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qlcipher-android-test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nwcfile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Staf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photobox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Yasmim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Account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AccountBsn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Ordenação via sql 'order by'</text:p>
          </table:table-cell>
          <table:table-cell table:style-name="ce4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Yasmim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AuthorBsn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Ordenação via sql 'order by'</text:p>
          </table:table-cell>
          <table:table-cell table:style-name="ce4" table:number-columns-repeated="18"/>
          <table:table-cell table:number-columns-repeated="999"/>
        </table:table-row>
        <table:table-row table:style-name="ro1">
          <table:table-cell table:style-name="ce2" office:value-type="string" calcext:value-type="string">
            <text:p>RVM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hellow_java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tac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minibu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ohtu-miniprojekti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Untitled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Acto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Untitled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btmidi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NCC-Launcher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Launch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gruppe39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android_9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LightCouch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andig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wicket_1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ncDiamond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Fuxico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uario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uarioDaoImpl</text:p>
          </table:table-cell>
          <table:table-cell table:style-name="ce2" office:value-type="float" office:value="24" calcext:value-type="float">
            <text:p>24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j2me-oauth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Util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lient_4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lien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lwes-journaller-java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auction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maven-extension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lljvm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behave-osgi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sf-issuetracker-project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uario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IAnnotate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SearchPersonClas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AndAndo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PhysicalShop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graphflow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Racing-Manager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Season</text:p>
          </table:table-cell>
          <table:table-cell table:style-name="ce2" office:value-type="float" office:value="63" calcext:value-type="float">
            <text:p>63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TumblifeForAndroid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IS350_Netter_Center_Project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StudentObject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EditRosterActivity</text:p>
          </table:table-cell>
          <table:table-cell table:style-name="ce2" office:value-type="float" office:value="110" calcext:value-type="float">
            <text:p>110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Caduceu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Tc_Java_Project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obertura-plugi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Bandcamp-download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oolStuff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ubsonicJ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OpenAndroidWeath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alculo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ava-cloudfile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FilesClien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Multiverse-Portal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ortalPlayerSessio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Thesi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Backpackers_android_client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Info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MGHWayfind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lsi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ReportRT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icDroid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routing-simulato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PowerSign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kitte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lin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cm-plugi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edu-test-util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hibernate-jpql-pars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pring-osgi-web-1.2.1-hotdeployment-patch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ava4people-vaadin-example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PlantsVsBug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canni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S151_RP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Play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ServerPush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jcarrierpigeo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Damolog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DomoticHom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oi-governanc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XPBank_NH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integration-test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frontlinesms-for-android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NumberListMemb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hoptoad-java-notifi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tweetit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jsonsw-example-portle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boss-saaj-api_spec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rojocam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mbr_extras_apps_SMUpdat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aoko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Accoun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MyApoShunkma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tackmattim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heroku-jenkins-plugi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TortueScrip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aven-graph-plugi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ultiHom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Android-Munin-Nod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olitair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android_interface_firebird_api_group2_cs308_201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GMailSend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factored-custom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wyclips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assandra-res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daisy-android-commo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unit.contrib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se421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EmailAccoun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qq-t-java-sdk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QqTUs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protomak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GlobalBank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play-android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obBounty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examples-v3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OnlyLZ2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TrackStudio-ITSM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ARDroneForP5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D2R-LinkedBrainz-Fork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OAuth2.0ProviderForJava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onversatio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2011-mi2_d402a-Traffic-Simulatio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yplayapp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NetBeans-TypoScrip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crum2012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icrophone-on-the-web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Bubble-Set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e2_lup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Common_Android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play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BallSoHard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onurbatio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apache-stanbol-clien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AnCasino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whistl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HouseFireExplor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ocl-demo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freezing-octo-robo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idea-stapler-plugi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tkv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SE12-DataStructures-Java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aven-ooo-plugi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ecms_1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BaseUs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proxy-servle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DeathControl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rainwave-android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499Projec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zencoder-java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riak-hadoop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akka-activeobjects-applicatio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n4l.games.arena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lustering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boots-plugin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mpp-serv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arhalla-local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pring-conversation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Web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UJapid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ava-uuid-generato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WEAPO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om.happyprog.puls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archetypes_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ustomer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ustomerServiceImpl</text:p>
          </table:table-cell>
          <table:table-cell table:style-name="ce2" office:value-type="float" office:value="58" calcext:value-type="float">
            <text:p>58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archetypes_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Member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KitchenSinkClient</text:p>
          </table:table-cell>
          <table:table-cell table:style-name="ce2" office:value-type="float" office:value="200" calcext:value-type="float">
            <text:p>200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TaskNe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elasticsearch-analysis-combo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vChat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layerData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JavaChat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AccountDetail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JavaChat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tac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gridland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calable-datamining-clas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ax-rs-j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WaarpSnmp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android-sdk_1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entor-Bank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hysicalStopListReques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Mentor-Bank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hysicalAccountInfo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radio-reddit-for-Android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LoginActivity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messaging-client-scrib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rashkit-api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reeperHeal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NFC-Senior-Project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atien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DevsmartLib-Android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objectos-comuns-dbuni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OSGi-Service-Component-Annotation-Processo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dynjs-spec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om.idega.face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Personal-Project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odecamp2012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GraftClien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javAX25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elenium-client-factory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Tapestry-Spring-Security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tsubunomi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ava-mpn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bitfluid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authme-2.0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layerAuth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3" office:value-type="string" calcext:value-type="string">
            <text:p>botbrew-gui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HelloReddit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LoginRedditJSO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mistleto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AndroidInAppBillingSampl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imple-region-marke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ackbox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recitedictc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diagram-generator-paren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ava-gam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Deadbol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OGO-2.2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Android-GifStitch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addressbook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Adres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DateSlid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deploy-plugin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asswordProtectedAdapterCargo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deploy-plugin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WebLogicAdapt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wikiprep-esa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ARCInputForma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amel-twitter-demo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worldeditcui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y-kitty-ca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lassRank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DzikieSpawarki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FCM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PluginsBak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ugarCRMJavaSOAPClient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_auth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bMiniMap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android-oc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FrenchPres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FrenchPres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hadoop-book-mr-dev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meter-maven-plugi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urso-Java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yui-compressor-ant-task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Info-at-ITU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Visito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Info-at-ITU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lientDevic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DormMgmt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xpShop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obertura-plugin_1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WolfPound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Prestamo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lient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Prestamo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uario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play2-morphia-plugi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xl-droidtooth-android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WebCrafter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Auth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SpaceModul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netty-tutorial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urltrigger-plugin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RLTriggerEntry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ModOptionsAPI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recurly-client-java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Accoun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recurly-client-java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BillingInfo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eLauncher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LoginForm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CBI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RESTProvid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3" office:value-type="string" calcext:value-type="string">
            <text:p>read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usic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ommand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layer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Command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Ban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mpc-clien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All-Spark-Cube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Employe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vale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ultiInv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Rog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org.openscada.oxyge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Yeno-Checklis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osgi-enterprise-webconsol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icci_for_xcod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MP-Parallel-Execution-Framework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ropsurveillanc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IntelliDoor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gs-tool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liferay-maven-sdk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layerModelImpl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liferay-maven-sdk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layerPersistenceImpl</text:p>
          </table:table-cell>
          <table:table-cell table:style-name="ce2" office:value-type="float" office:value="580" calcext:value-type="float">
            <text:p>580</text:p>
          </table:table-cell>
          <table:table-cell table:style-name="ce4" table:number-columns-repeated="19"/>
          <table:table-cell table:number-columns-repeated="999"/>
        </table:table-row>
        <table:table-row table:style-name="ro1">
          <table:table-cell table:style-name="ce2" office:value-type="string" calcext:value-type="string">
            <text:p>liferay-maven-sdk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layerImpl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liferay-maven-sdk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layerClp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liferay-maven-sdk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layerSoap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pdfmark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android_external_libphonenumb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ExplodingFlower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apyHazardu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Own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MapyHazardu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Runn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MapyHazardu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LegalPerso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tpv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aven-hpi-plugi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accson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Jaccso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codjo-reflec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Ourobo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play-rabbitmq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aven-mule-plugi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LearnEnglishApp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aio-webo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AndroidTOHackUI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mux-anki-convert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vault-plugi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ascading.multitool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findbugs-guic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Tangram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geograph-domai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emorySton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file.monito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onta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uario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Orochi-Framework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as-pm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hangePasswordBea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SamyGo-Android-Remot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SocksProxy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indivo_client_java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Traffic-Simulatio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android-lint-plugi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isu-charg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pring-stringtemplat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backlog-plugin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3" office:value-type="string" calcext:value-type="string">
            <text:p>SimpleJDBC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processing-collada-load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ealfire_android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api-sdk-java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implecryp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weloveiran-android-app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Barista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m2e-code-quality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Black-Marks-2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ira-multi-level-cascade-selec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avaChess_1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moip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Recebedo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jmoip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ortado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jmoip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agado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jsi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Roguelik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onfigurationslicing-plugi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GoodMap.in.th-for-Android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GSPM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ira-plugin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cs480_projec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arquillian-container-ga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SysAdmin-Nagios-Clien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libgrowl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initializ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platform_external_javasqlit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liblinear-java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3"/>
          <table:table-cell table:number-columns-repeated="999"/>
        </table:table-row>
        <table:table-row table:style-name="ro1">
          <table:table-cell table:style-name="ce2" office:value-type="string" calcext:value-type="string">
            <text:p>auction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Command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layers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DominionAI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HumanPlay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DormMgmt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TEmploye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helloworld_play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rofile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Info-at-ITU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Visito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JavaChat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tac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jax-rs-j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Contac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jax-rs-js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Mentor-Bank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hysicalAccountInfo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>
          <table:table-cell table:style-name="ce2" office:value-type="string" calcext:value-type="string">
            <text:p>Mentor-Bank</text:p>
          </table:table-cell>
          <table:table-cell table:style-name="ce2" office:value-type="string" calcext:value-type="string">
            <text:p>Sim</text:p>
          </table:table-cell>
          <table:table-cell table:style-name="ce2" office:value-type="string" calcext:value-type="string">
            <text:p>PhysicalStopListRequest</text:p>
          </table:table-cell>
          <table:table-cell table:style-name="ce2" office:value-type="string" calcext:value-type="string">
            <text:p>Não</text:p>
          </table:table-cell>
          <table:table-cell table:style-name="ce4" table:number-columns-repeated="21"/>
          <table:table-cell table:number-columns-repeated="999"/>
        </table:table-row>
        <table:table-row table:style-name="ro1" table:number-rows-repeated="604">
          <table:table-cell table:style-name="ce4" table:number-columns-repeated="25"/>
          <table:table-cell table:number-columns-repeated="999"/>
        </table:table-row>
        <table:table-row table:style-name="ro2" table:number-rows-repeated="104755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selected_repositories_sample.$A$1" table:cell-range-address="$selected_repositories_sample.$A$1:.$G$418"/>
        </table:named-expressions>
      </table:table>
      <table:named-expressions/>
      <table:database-ranges>
        <table:database-range table:name="__Anonymous_Sheet_DB__0" table:target-range-address="selected_repositories_sample.A1:selected_repositories_sample.G41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lected_5f_repositories_5f_sample" style:display-name="PageStyle_selected_repositories_sampl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16" meta:object-count="0"/>
    <meta:generator>LibreOfficeDev/6.0.5.2$Linux_X86_64 LibreOffice_project/</meta:generator>
  </office:meta>
</office:document-meta>
</file>